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0000002241388BAB7573456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44cm" draw:z-index="0"><draw:image xlink:href="Pictures/10000001000003D0000002241388BAB7573456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22:44:32.209000000</meta:creation-date>
    <dc:date>2022-01-05T22:51:17.333000000</dc:date>
    <meta:editing-duration>PT6M44S</meta:editing-duration>
    <meta:editing-cycles>2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